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4.8575in"/>
    </style:style>
    <style:style style:name="co3" style:family="table-column">
      <style:table-column-properties fo:break-before="auto" style:column-width="4.181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2.048in"/>
    </style:style>
    <style:style style:name="co6" style:family="table-column">
      <style:table-column-properties fo:break-before="auto" style:column-width="1.8764in"/>
    </style:style>
    <style:style style:name="co7" style:family="table-column">
      <style:table-column-properties fo:break-before="auto" style:column-width="7.32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0.74pt solid #000000" fo:background-color="#eeeeee" fo:wrap-option="wrap" fo:border-left="0.74pt solid #000000" fo:border-right="0.74pt solid #000000" fo:border-top="none" style:vertical-align="botto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end" fo:margin-left="0in"/>
    </style:style>
    <style:style style:name="ce20" style:family="table-cell" style:parent-style-name="Default">
      <style:table-cell-properties fo:border-bottom="none" fo:wrap-option="wrap" fo:border-left="0.74pt solid #000000" fo:border-right="0.74pt solid #000000" fo:border-top="none" style:vertical-align="top"/>
    </style:style>
    <style:style style:name="ce21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Високообразовни установи во Република Северна Македонија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number-columns-repeated="16374" table:default-cell-style-name="ce25"/>
        <table:table-row table:style-name="ro1">
          <table:table-cell table:style-name="ce18" office:value-type="string" calcext:value-type="string">
            <text:p>Реден број</text:p>
          </table:table-cell>
          <table:table-cell table:style-name="ce18" office:value-type="string" calcext:value-type="string">
            <text:p>Назив на високообразовната установа</text:p>
          </table:table-cell>
          <table:table-cell table:style-name="ce18" office:value-type="string" calcext:value-type="string">
            <text:p>Назив на универзитетска единица</text:p>
          </table:table-cell>
          <table:table-cell table:style-name="ce18" office:value-type="string" calcext:value-type="string">
            <text:p>Седиште</text:p>
          </table:table-cell>
          <table:table-cell table:style-name="ce18" office:value-type="string" calcext:value-type="string">
            <text:p>Статус на високообразовната установа</text:p>
          </table:table-cell>
          <table:table-cell table:style-name="ce18" office:value-type="string" calcext:value-type="string">
            <text:p>Вид на високообразовната установа</text:p>
          </table:table-cell>
          <table:table-cell table:style-name="ce18" office:value-type="string" calcext:value-type="string">
            <text:p>Мрежно место</text:p>
          </table:table-cell>
          <table:table-cell table:style-name="ce24" table:number-columns-repeated="16374"/>
        </table:table-row>
        <table:table-row table:style-name="ro2">
          <table:table-cell table:style-name="ce19" office:value-type="float" office:value="1" calcext:value-type="float">
            <text:p>1.0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ukim.edu.mk/" xlink:type="simple">https://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" calcext:value-type="float">
            <text:p>1.1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Архитектон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arh.ukim.edu.mk/" xlink:type="simple">http://www.arh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" calcext:value-type="float">
            <text:p>1.2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Градежен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gf.ukim.edu.mk/" xlink:type="simple">https://g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3" calcext:value-type="float">
            <text:p>1.3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култет за електротехника и информациски технологи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table:style-name="ce21" office:value-type="string" calcext:value-type="string">
            <text:p><text:a xlink:href="https://feit.ukim.edu.mk/" xlink:type="simple">https://feit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4" calcext:value-type="float">
            <text:p>1.4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култет за информатички науки и компјутерско инженерство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finki.ukim.mk/" xlink:type="simple">https://www.finki.ukim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5" calcext:value-type="float">
            <text:p>1.5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Машин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f.ukim.edu.mk/" xlink:type="simple">https://www.m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6" calcext:value-type="float">
            <text:p>1.6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Технолошко-металурш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tmf.ukim.edu.mk/" xlink:type="simple">https://www.tm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7" calcext:value-type="float">
            <text:p>1.7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Природно-математич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pmf.ukim.edu.mk/" xlink:type="simple">https://www.pm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8" calcext:value-type="float">
            <text:p>1.8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eccf.ukim.edu.mk/" xlink:type="simple">https://ecc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9" calcext:value-type="float">
            <text:p>1.9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Правен факултет „Јустинијан Први“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pf.ukim.edu.mk/" xlink:type="simple">https://p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" calcext:value-type="float">
            <text:p>1.1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илозоф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fzf.ukim.edu.mk/" xlink:type="simple">http://fz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1" calcext:value-type="float">
            <text:p>1.11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илолошки факултет „Блаже Конески“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lf.ukim.mk/" xlink:type="simple">https://flf.ukim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2" calcext:value-type="float">
            <text:p>1.12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Педагошки факултет „Св. <text:s/>Климент Охридски“ – Скопје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pfsko.ukim.edu.mk/" xlink:type="simple">https://pfsko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3" calcext:value-type="float">
            <text:p>1.13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Медицин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edf.ukim.edu.mk/" xlink:type="simple">https://med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4" calcext:value-type="float">
            <text:p>1.14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рмацевт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ff.ukim.edu.mk/" xlink:type="simple">http://www.f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5" calcext:value-type="float">
            <text:p>1.15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Стоматолош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stomfak.ukim.edu.mk/" xlink:type="simple">https://stomfak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6" calcext:value-type="float">
            <text:p>1.16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култет за физичко образование, спорт и здравје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fosz.ukim.edu.mk/" xlink:type="simple">https://ffosz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7" calcext:value-type="float">
            <text:p>1.17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култет за земјоделски науки и хран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fznh.ukim.edu.mk/" xlink:type="simple">http://www.fznh.ukim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1.18" calcext:value-type="float">
            <text:p>1.18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култет за шумарски науки, пејзажна архитектура и екоинженеринг „Ханс Ем“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sf.ukim.edu.mk/" xlink:type="simple">https://s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9" calcext:value-type="float">
            <text:p>1.19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култет за дизајн и технологии на мебел и ентериер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fdtme.ukim.edu.mk/" xlink:type="simple">http://www.fdtme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" calcext:value-type="float">
            <text:p>1.20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култет за ветеринарна медицин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vm.ukim.edu.mk/" xlink:type="simple">https://fvm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1" calcext:value-type="float">
            <text:p>1.21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култет за драмски уметност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fdu.ukim.edu.mk/" xlink:type="simple">http://www.fdu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2" calcext:value-type="float">
            <text:p>1.22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култет за ликовни уметност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flu.ukim.edu.mk/" xlink:type="simple">http://www.flu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3" calcext:value-type="float">
            <text:p>1.23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Факултет за музичка уметнос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fmu.ukim.edu.mk/" xlink:type="simple">https://www.fmu.ukim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1.24" calcext:value-type="float">
            <text:p>1.24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Институт за социолошки и политичко-правни истражувања (ИСППИ)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sppi.ukim.edu.mk/" xlink:type="simple">https://isppi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5" calcext:value-type="float">
            <text:p>1.25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Економски институ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ek-inst.ukim.edu.mk/" xlink:type="simple">https://www.ek-inst.ukim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1.26" calcext:value-type="float">
            <text:p>1.26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Институт за земјотресно инженерство и инженерска сеизмологија (ИЗИИС)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iziis.ukim.edu.mk/" xlink:type="simple">https://www.iziis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7" calcext:value-type="float">
            <text:p>1.27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Земјоделски институ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zeminst.ukim.edu.mk/" xlink:type="simple">https://zeminst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8" calcext:value-type="float">
            <text:p>1.28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Институт за сточарство и рибарство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sr.ukim.edu.mk/" xlink:type="simple">https://isr.ukim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1.29" calcext:value-type="float">
            <text:p>1.29</text:p>
          </table:table-cell>
          <table:table-cell office:value-type="string" calcext:value-type="string">
            <text:p>Универзитет „Св. Кирил и Методиј“ Скопје</text:p>
          </table:table-cell>
          <table:table-cell office:value-type="string" calcext:value-type="string">
            <text:p>Православен Богословски факултет „Свети Климент Охридски“ – Скопје (придружна членка на УКИМ)</text:p>
          </table:table-cell>
          <table:table-cell office:value-type="string" calcext:value-type="string">
            <text:p>Скопје</text:p>
          </table:table-cell>
          <table:table-cell table:number-columns-repeated="2" office:value-type="string" calcext:value-type="string">
            <text:p>Високообразовна установа на верските заедници</text:p>
          </table:table-cell>
          <table:table-cell office:value-type="string" calcext:value-type="string">
            <text:p><text:a xlink:href="https://pbf.edu.mk/" xlink:type="simple">https://pbf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" calcext:value-type="float">
            <text:p>2.00</text:p>
          </table:table-cell>
          <table:table-cell office:value-type="string" calcext:value-type="string">
            <text:p>„Св. Климент Охридски“ Битола</text:p>
          </table:table-cell>
          <table:table-cell/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uklo.edu.mk/" xlink:type="simple">https://uklo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.1" calcext:value-type="float">
            <text:p>2.10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Технички факултет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tfb.uklo.edu.mk/" xlink:type="simple">https://tfb.uklo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.2" calcext:value-type="float">
            <text:p>2.20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Приле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eccfp.uklo.edu.mk/" xlink:type="simple">https://eccfp.uklo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.3" calcext:value-type="float">
            <text:p>2.30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Факултет за туризам и угостителство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tu.uklo.edu.mk/" xlink:type="simple">https://ftu.uklo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.4" calcext:value-type="float">
            <text:p>2.40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Педагошки факултет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pfbt.uklo.edu.mk/" xlink:type="simple">https://pfbt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5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Факултет за информатички и комуникациски технологии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ikt.uklo.edu.mk/" xlink:type="simple">https://fikt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6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Факултет за биотехнички науки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bn.uklo.edu.mk/" xlink:type="simple">https://fbn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7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Висока медицинска школа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msb.uklo.edu.mk/" xlink:type="simple">https://vmsb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8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Факултет за безбеднос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b.uklo.edu.mk/" xlink:type="simple">https://fb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9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Киче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pfk.uklo.edu.mk/" xlink:type="simple">https://pfk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10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Технолошко - технички факултет</text:p>
          </table:table-cell>
          <table:table-cell office:value-type="string" calcext:value-type="string">
            <text:p>Велес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ttfv.uklo.edu.mk/" xlink:type="simple">https://ttfv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11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Ветеринарен факултет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fb.uklo.edu.mk/" xlink:type="simple">https://vfb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12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Институт за тутун</text:p>
          </table:table-cell>
          <table:table-cell office:value-type="string" calcext:value-type="string">
            <text:p>Приле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nit.uklo.edu.mk/" xlink:type="simple">https://nit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13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Институт за старословенска култура</text:p>
          </table:table-cell>
          <table:table-cell office:value-type="string" calcext:value-type="string">
            <text:p>Прилеп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sk.edu.mk/" xlink:type="simple">https://isk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14</text:p>
          </table:table-cell>
          <table:table-cell office:value-type="string" calcext:value-type="string">
            <text:p>„Св. Климент Охридски“ Битола</text:p>
          </table:table-cell>
          <table:table-cell office:value-type="string" calcext:value-type="string">
            <text:p>Хидробиолошки завод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hio.edu.mk/" xlink:type="simple">https://www.hio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" calcext:value-type="float">
            <text:p>3.00</text:p>
          </table:table-cell>
          <table:table-cell office:value-type="string" calcext:value-type="string">
            <text:p>Универзитет во Тетово</text:p>
          </table:table-cell>
          <table:table-cell/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unite.edu.mk/" xlink:type="simple">https://unite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1" calcext:value-type="float">
            <text:p>3.1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природно - математички наук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prirodno-matematicki-nauki/" xlink:type="simple">https://unite.edu.mk/mk/faculty/fakultet-za-prirodno-matematicki-nauk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2" calcext:value-type="float">
            <text:p>3.2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илозофски факултет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ilozofski-fakultet/" xlink:type="simple">https://unite.edu.mk/mk/faculty/filozofski-fakultet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3" calcext:value-type="float">
            <text:p>3.3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илолошки факултет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iloloski-fakultet/" xlink:type="simple">https://unite.edu.mk/mk/faculty/filoloski-fakultet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4" calcext:value-type="float">
            <text:p>3.4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<text:s/>за уметност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umetnosti/" xlink:type="simple">https://unite.edu.mk/mk/faculty/fakultet-za-umetnost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5" calcext:value-type="float">
            <text:p>3.5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физичка култура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fizicka-kultura/" xlink:type="simple">https://unite.edu.mk/mk/faculty/fakultet-za-fizicka-kultur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6" calcext:value-type="float">
            <text:p>3.6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praven-fakultet/" xlink:type="simple">https://unite.edu.mk/mk/faculty/praven-fakultet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7" calcext:value-type="float">
            <text:p>3.7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ekonomski-fakultet/" xlink:type="simple">https://unite.edu.mk/mk/faculty/ekonomski-fakultet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8" calcext:value-type="float">
            <text:p>3.8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применети наук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primeneti-nauki/" xlink:type="simple">https://unite.edu.mk/mk/faculty/fakultet-za-primeneti-nauk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9" calcext:value-type="float">
            <text:p>3.9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прехранбена технологија и исхрана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prehranbrena-tehnologija-i-ishrana/" xlink:type="simple">https://unite.edu.mk/mk/faculty/fakultet-za-prehranbrena-tehnologija-i-ishran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1" calcext:value-type="float">
            <text:p>3.1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медицински науки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medicinski-nauki/" xlink:type="simple">https://unite.edu.mk/mk/faculty/fakultet-za-medicinski-nauk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11" calcext:value-type="float">
            <text:p>3.11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бизнис администрација</text:p>
          </table:table-cell>
          <table:table-cell office:value-type="string" calcext:value-type="string">
            <text:p>Куман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biznis-administracija/" xlink:type="simple">https://unite.edu.mk/mk/faculty/fakultet-za-biznis-administracij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12" calcext:value-type="float">
            <text:p>3.12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земјоделство и биотехнологија</text:p>
          </table:table-cell>
          <table:table-cell office:value-type="string" calcext:value-type="string">
            <text:p>Куман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zemjodelstvo-i-biotehnologija/" xlink:type="simple">https://unite.edu.mk/mk/faculty/fakultet-za-zemjodelstvo-i-biotehnologij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13" calcext:value-type="float">
            <text:p>3.13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Педагошки факултет</text:p>
          </table:table-cell>
          <table:table-cell office:value-type="string" calcext:value-type="string">
            <text:p>Куман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pedagoski-fakultet/" xlink:type="simple">https://unite.edu.mk/mk/faculty/pedagoski-fakultet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" calcext:value-type="float">
            <text:p>4.00</text:p>
          </table:table-cell>
          <table:table-cell office:value-type="string" calcext:value-type="string">
            <text:p>Универзитет „Гоце Делчев“ – Штип</text:p>
          </table:table-cell>
          <table:table-cell/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ugd.edu.mk/" xlink:type="simple">https://www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" calcext:value-type="float">
            <text:p>4.1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pf.ugd.edu.mk/" xlink:type="simple">https://p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2" calcext:value-type="float">
            <text:p>4.2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ef.ugd.edu.mk/" xlink:type="simple">https://e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3" calcext:value-type="float">
            <text:p>4.3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образовни науки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on.ugd.edu.mk/" xlink:type="simple">https://fon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4" calcext:value-type="float">
            <text:p>4.4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Педагошки факулте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table:number-columns-repeated="16375"/>
        </table:table-row>
        <table:table-row table:style-name="ro2">
          <table:table-cell table:style-name="ce19" office:value-type="float" office:value="4.5" calcext:value-type="float">
            <text:p>4.5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рударство, геологија и политехника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table:number-columns-repeated="16375"/>
        </table:table-row>
        <table:table-row table:style-name="ro2">
          <table:table-cell table:style-name="ce19" office:value-type="float" office:value="4.6" calcext:value-type="float">
            <text:p>4.6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Земјоделски факулте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zf.ugd.edu.mk/" xlink:type="simple">https://z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7" calcext:value-type="float">
            <text:p>4.7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музичка уметнос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table:number-columns-repeated="16375"/>
        </table:table-row>
        <table:table-row table:style-name="ro2">
          <table:table-cell table:style-name="ce19" office:value-type="float" office:value="4.8" calcext:value-type="float">
            <text:p>4.8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информатика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i.ugd.edu.mk/" xlink:type="simple">https://fi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9" calcext:value-type="float">
            <text:p>4.9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природнии технички науки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ptn.ugd.edu.mk/" xlink:type="simple">https://fptn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" calcext:value-type="float">
            <text:p>4.1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илолошки факулте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f.ugd.edu.mk/" xlink:type="simple">https://f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1" calcext:value-type="float">
            <text:p>4.11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медициснки науки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mn.ugd.edu.mk/" xlink:type="simple">https://fmn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2" calcext:value-type="float">
            <text:p>4.12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туризам и бизнис логистика</text:p>
          </table:table-cell>
          <table:table-cell office:value-type="string" calcext:value-type="string">
            <text:p>Гевгелиј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tbl.ugd.edu.mk/" xlink:type="simple">https://ftbl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3" calcext:value-type="float">
            <text:p>4.13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Електротехнички факултет</text:p>
          </table:table-cell>
          <table:table-cell office:value-type="string" calcext:value-type="string">
            <text:p>Радовиш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etf.ugd.edu.mk/" xlink:type="simple">https://et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4" calcext:value-type="float">
            <text:p>4.14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Машински факултет</text:p>
          </table:table-cell>
          <table:table-cell office:value-type="string" calcext:value-type="string">
            <text:p>Виниц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f.ugd.edu.mk/" xlink:type="simple">https://m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5" calcext:value-type="float">
            <text:p>4.15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Технолошко-технички факултет</text:p>
          </table:table-cell>
          <table:table-cell office:value-type="string" calcext:value-type="string">
            <text:p>Проби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ttf.ugd.edu.mk/" xlink:type="simple">https://tt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6" calcext:value-type="float">
            <text:p>4.16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Музичка акедмија</text:p>
          </table:table-cell>
          <table:table-cell office:value-type="string" calcext:value-type="string">
            <text:p>Проби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a.ugd.edu.mk/" xlink:type="simple">https://ma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7" calcext:value-type="float">
            <text:p>4.17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Ликовна академија</text:p>
          </table:table-cell>
          <table:table-cell office:value-type="string" calcext:value-type="string">
            <text:p>Проби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la.ugd.edu.mk/" xlink:type="simple">https://la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8" calcext:value-type="float">
            <text:p>4.18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илмска академија</text:p>
          </table:table-cell>
          <table:table-cell office:value-type="string" calcext:value-type="string">
            <text:p>Проби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a.ugd.edu.mk/" xlink:type="simple">https://fa.ugd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4.19" calcext:value-type="float">
            <text:p>4.19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Воена академија „Генерал Михајло Апостолски“ (придружна членка на УГД)</text:p>
          </table:table-cell>
          <table:table-cell office:value-type="string" calcext:value-type="string">
            <text:p>Скопје</text:p>
          </table:table-cell>
          <table:table-cell table:number-columns-repeated="2" office:value-type="string" calcext:value-type="string">
            <text:p>Придружна членка на УГД</text:p>
          </table:table-cell>
          <table:table-cell office:value-type="string" calcext:value-type="string">
            <text:p><text:a xlink:href="https://ma.edu.mk/" xlink:type="simple">https://ma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" calcext:value-type="float">
            <text:p>5.0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/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.1" calcext:value-type="float">
            <text:p>5.1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 office:value-type="string" calcext:value-type="string">
            <text:p>Факултет за компјутерски науки и инженерство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.2" calcext:value-type="float">
            <text:p>5.2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 office:value-type="string" calcext:value-type="string">
            <text:p>Факултет за комуникациски мрежи и безбедност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.3" calcext:value-type="float">
            <text:p>5.3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 office:value-type="string" calcext:value-type="string">
            <text:p>Факултет за информатички системи, визуелизција, дигитална мултимедијална и анимациска техника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.4" calcext:value-type="float">
            <text:p>5.4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 office:value-type="string" calcext:value-type="string">
            <text:p>Факултет за применети информатички технологии, машинска интелегенција и роботика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.5" calcext:value-type="float">
            <text:p>5.5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 office:value-type="string" calcext:value-type="string">
            <text:p>Факултет за информатички и комуникативни науки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" calcext:value-type="float">
            <text:p>6.0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unt.edu.mk/" xlink:type="simple">https://unt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1" calcext:value-type="float">
            <text:p>6.1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градежништво и архитектур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и/факултет-за-градежништво-и-архитекту/" xlink:type="simple">https://unt.edu.mk/mk/%D1%84%D0%B0%D0%BA%D1%83%D0%BB%D1%82%D0%B5%D1%82%D0%B8/%D1%84%D0%B0%D0%BA%D1%83%D0%BB%D1%82%D0%B5%D1%82-%D0%B7%D0%B0-%D0%B3%D1%80%D0%B0%D0%B4%D0%B5%D0%B6%D0%BD%D0%B8%D1%88%D1%82%D0%B2%D0%BE-%D0%B8-%D0%B0%D1%80%D1%85%D0%B8%D1%82%D0%B5%D0%BA%D1%82%D1%83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2" calcext:value-type="float">
            <text:p>6.2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информатич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и/факултет-за-информатички-науки/" xlink:type="simple">https://unt.edu.mk/mk/%D1%84%D0%B0%D0%BA%D1%83%D0%BB%D1%82%D0%B5%D1%82%D0%B8/%D1%84%D0%B0%D0%BA%D1%83%D0%BB%D1%82%D0%B5%D1%82-%D0%B7%D0%B0-%D0%B8%D0%BD%D1%84%D0%BE%D1%80%D0%BC%D0%B0%D1%82%D0%B8%D1%87%D0%BA%D0%B8-%D0%BD%D0%B0%D1%83%D0%BA%D0%B8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3" calcext:value-type="float">
            <text:p>6.3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технич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и/факултет-за-технички-науки/" xlink:type="simple">https://unt.edu.mk/mk/%D1%84%D0%B0%D0%BA%D1%83%D0%BB%D1%82%D0%B5%D1%82%D0%B8/%D1%84%D0%B0%D0%BA%D1%83%D0%BB%D1%82%D0%B5%D1%82-%D0%B7%D0%B0-%D1%82%D0%B5%D1%85%D0%BD%D0%B8%D1%87%D0%BA%D0%B8-%D0%BD%D0%B0%D1%83%D0%BA%D0%B8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4" calcext:value-type="float">
            <text:p>6.4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технолош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и/факултет-за-технолошки-науки/" xlink:type="simple">https://unt.edu.mk/mk/%D1%84%D0%B0%D0%BA%D1%83%D0%BB%D1%82%D0%B5%D1%82%D0%B8/%D1%84%D0%B0%D0%BA%D1%83%D0%BB%D1%82%D0%B5%D1%82-%D0%B7%D0%B0-%D1%82%D0%B5%D1%85%D0%BD%D0%BE%D0%BB%D0%BE%D1%88%D0%BA%D0%B8-%D0%BD%D0%B0%D1%83%D0%BA%D0%B8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5" calcext:value-type="float">
            <text:p>6.5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социјал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-за-социјални-науки/" xlink:type="simple">https://unt.edu.mk/mk/%D1%84%D0%B0%D0%BA%D1%83%D0%BB%D1%82%D0%B5%D1%82-%D0%B7%D0%B0-%D1%81%D0%BE%D1%86%D0%B8%D1%98%D0%B0%D0%BB%D0%BD%D0%B8-%D0%BD%D0%B0%D1%83%D0%BA%D0%B8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6" calcext:value-type="float">
            <text:p>6.6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правен-факултет/" xlink:type="simple">https://unt.edu.mk/mk/%D0%BF%D1%80%D0%B0%D0%B2%D0%B5%D0%BD-%D1%84%D0%B0%D0%BA%D1%83%D0%BB%D1%82%D0%B5%D1%82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7" calcext:value-type="float">
            <text:p>6.7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економски-факултет-2/" xlink:type="simple">https://unt.edu.mk/mk/%D0%B5%D0%BA%D0%BE%D0%BD%D0%BE%D0%BC%D1%81%D0%BA%D0%B8-%D1%84%D0%B0%D0%BA%D1%83%D0%BB%D1%82%D0%B5%D1%82-2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8" calcext:value-type="float">
            <text:p>6.8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хуманистич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-за-хуманистички-науки/" xlink:type="simple">https://unt.edu.mk/mk/%D1%84%D0%B0%D0%BA%D1%83%D0%BB%D1%82%D0%B5%D1%82-%D0%B7%D0%B0-%D1%85%D1%83%D0%BC%D0%B0%D0%BD%D0%B8%D1%81%D1%82%D0%B8%D1%87%D0%BA%D0%B8-%D0%BD%D0%B0%D1%83%D0%BA%D0%B8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7" calcext:value-type="float">
            <text:p>7.00</text:p>
          </table:table-cell>
          <table:table-cell office:value-type="string" calcext:value-type="string">
            <text:p>Институт за македонска литература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ml.edu.mk/" xlink:type="simple">https://iml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8" calcext:value-type="float">
            <text:p>8.00</text:p>
          </table:table-cell>
          <table:table-cell office:value-type="string" calcext:value-type="string">
            <text:p>Институт за македонски јазик „Крсте Мисирков“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://imj.ukim.edu.mk/" xlink:type="simple">http://imj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9" calcext:value-type="float">
            <text:p>9.00</text:p>
          </table:table-cell>
          <table:table-cell office:value-type="string" calcext:value-type="string">
            <text:p>Институт за национална историја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ni.ukim.edu.mk/" xlink:type="simple">https://ini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0" calcext:value-type="float">
            <text:p>10.00</text:p>
          </table:table-cell>
          <table:table-cell office:value-type="string" calcext:value-type="string">
            <text:p>Институт за фолклор „Марко Цепенков“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fmc.ukim.mk/" xlink:type="simple">https://ifmc.ukim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1" calcext:value-type="float">
            <text:p>11.00</text:p>
          </table:table-cell>
          <table:table-cell office:value-type="string" calcext:value-type="string">
            <text:p>Институт за духовно наследство на Албанцит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itsh.edu.mk/" xlink:type="simple">https://www.itsh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2" calcext:value-type="float">
            <text:p>12.00</text:p>
          </table:table-cell>
          <table:table-cell office:value-type="string" calcext:value-type="string">
            <text:p>Хидробиолошки завод – Охрид</text:p>
          </table:table-cell>
          <table:table-cell/>
          <table:table-cell office:value-type="string" calcext:value-type="string">
            <text:p>Охрид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hio.edu.mk/" xlink:type="simple">https://www.hi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13.</text:p>
          </table:table-cell>
          <table:table-cell office:value-type="string" calcext:value-type="string">
            <text:p>Институт за филм – Филмска академија – Охрид</text:p>
          </table:table-cell>
          <table:table-cell/>
          <table:table-cell office:value-type="string" calcext:value-type="string">
            <text:p>Охрид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filmacademyohrid.com/" xlink:type="simple">https://filmacademyohrid.com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" calcext:value-type="float">
            <text:p>14.0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/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seeu.edu.mk/" xlink:type="simple">https://www.seeu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1" calcext:value-type="float">
            <text:p>14.1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Law" xlink:type="simple">https://www.seeu.edu.mk/mk/faculties/Law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2" calcext:value-type="float">
            <text:p>14.2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здравствени наук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hs" xlink:type="simple">https://www.seeu.edu.mk/mk/faculties/hs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3" calcext:value-type="float">
            <text:p>14.3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технички наук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ts" xlink:type="simple">https://www.seeu.edu.mk/mk/faculties/ts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4" calcext:value-type="float">
            <text:p>14.4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современи науки и технологи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table:style-name="ce22" office:value-type="string" calcext:value-type="string">
            <text:p><text:a xlink:href="https://www.seeu.edu.mk/mk/faculties/cst" xlink:type="simple">https://www.seeu.edu.mk/mk/faculties/cst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5" calcext:value-type="float">
            <text:p>14.5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јазици, култури и комуникаци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LCC" xlink:type="simple">https://www.seeu.edu.mk/mk/faculties/LCC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6" calcext:value-type="float">
            <text:p>14.6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бизнис и економија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be" xlink:type="simple">https://www.seeu.edu.mk/mk/faculties/be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7" calcext:value-type="float">
            <text:p>14.7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современи и општествени наук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css" xlink:type="simple">https://www.seeu.edu.mk/mk/faculties/css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8" calcext:value-type="float">
            <text:p>14.8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Институт за животна средина и здравје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seeu.edu.mk/mk/research/ieh-institute" xlink:type="simple">https://www.seeu.edu.mk/mk/research/ieh-institute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9" calcext:value-type="float">
            <text:p>14.9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Институт Макс ван дер Штул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seeu.edu.mk/mk/research/mvdsi" xlink:type="simple">https://www.seeu.edu.mk/mk/research/mvdsi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" calcext:value-type="float">
            <text:p>15.00</text:p>
          </table:table-cell>
          <table:table-cell office:value-type="string" calcext:value-type="string">
            <text:p>Европски универзитет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eu.edu.mk/" xlink:type="simple">https://www.eu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1" calcext:value-type="float">
            <text:p>15.1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економс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akultet-za-ekonomski-nauki/" xlink:type="simple">https://www.eu.edu.mk/fakultet-za-ekonomski-nauk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2" calcext:value-type="float">
            <text:p>15.2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прав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akultet-za-pravni-nauki/" xlink:type="simple">https://www.eu.edu.mk/fakultet-za-pravni-nauk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3" calcext:value-type="float">
            <text:p>15.3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информат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akultet-za-informatika/" xlink:type="simple">https://www.eu.edu.mk/fakultet-za-informatik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4" calcext:value-type="float">
            <text:p>15.4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арт и дизајн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akultet-za-art-i-dizajn/" xlink:type="simple">https://www.eu.edu.mk/fakultet-za-art-i-dizajn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5" calcext:value-type="float">
            <text:p>15.5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детективи и криминалист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dk-misija/" xlink:type="simple">https://www.eu.edu.mk/fdk-misij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6" calcext:value-type="float">
            <text:p>15.6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дентална медицин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akultet-za-stomatologija/" xlink:type="simple">https://www.eu.edu.mk/fakultet-za-stomatologij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" calcext:value-type="float">
            <text:p>16.00</text:p>
          </table:table-cell>
          <table:table-cell office:value-type="string" calcext:value-type="string">
            <text:p>Универзитет Американ колеџ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uacs.edu.mk/" xlink:type="simple">https://www.uac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1" calcext:value-type="float">
            <text:p>16.1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деловна економија и организацис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2" calcext:value-type="float">
            <text:p>16.2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политич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3" calcext:value-type="float">
            <text:p>16.3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прав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4" calcext:value-type="float">
            <text:p>16.4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компјутерска техника и информат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5" calcext:value-type="float">
            <text:p>16.5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архитектура и дизајн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6" calcext:value-type="float">
            <text:p>16.6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странски јазиц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" calcext:value-type="float">
            <text:p>17.0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/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1" calcext:value-type="float">
            <text:p>17.1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2" calcext:value-type="float">
            <text:p>17.2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3" calcext:value-type="float">
            <text:p>17.3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Факултет за инженерство и архитектура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4" calcext:value-type="float">
            <text:p>17.4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Факултет за општествени науки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5" calcext:value-type="float">
            <text:p>17.5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Факултет за здравствени науки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6" calcext:value-type="float">
            <text:p>17.6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Институт за балкански истражувња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7" calcext:value-type="float">
            <text:p>17.7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Институт за општествени науки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8" calcext:value-type="float">
            <text:p>17.8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Школа за докторски студии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/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" calcext:value-type="float">
            <text:p>18.0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aue.mk/" xlink:type="simple">https://aue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.1" calcext:value-type="float">
            <text:p>18.1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 office:value-type="string" calcext:value-type="string">
            <text:p>Факултет за правни и политич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aue.mk/content.aspx?cid=27" xlink:type="simple">https://aue.mk/content.aspx?cid=27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.2" calcext:value-type="float">
            <text:p>18.2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 office:value-type="string" calcext:value-type="string">
            <text:p>Факултет за економс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aue.mk/content.aspx?cid=32" xlink:type="simple">https://aue.mk/content.aspx?cid=32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.3" calcext:value-type="float">
            <text:p>18.3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 office:value-type="string" calcext:value-type="string">
            <text:p>Факултет за детективи и безбеднос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aue.mk/content.aspx?cid=30" xlink:type="simple">https://aue.mk/content.aspx?cid=30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.4" calcext:value-type="float">
            <text:p>18.4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 office:value-type="string" calcext:value-type="string">
            <text:p>Факултет за дизајн и мултимедиј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aue.mk/content.aspx?cid=35" xlink:type="simple">https://aue.mk/content.aspx?cid=35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.5" calcext:value-type="float">
            <text:p>18.5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 office:value-type="string" calcext:value-type="string">
            <text:p>Факултет за информат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aue.mk/content.aspx?cid=33" xlink:type="simple">https://aue.mk/content.aspx?cid=33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" calcext:value-type="float">
            <text:p>19.0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ibu.edu.mk/" xlink:type="simple">https://www.ibu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1" calcext:value-type="float">
            <text:p>19.1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Инженер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ibu.edu.mk/faculties/faculty-of-engineering" xlink:type="simple">https://www.ibu.edu.mk/faculties/faculty-of-engineering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2" calcext:value-type="float">
            <text:p>19.2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Факулет за уметност и дизајн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ibu.edu.mk/faculties/faculty-of-arts-and-design" xlink:type="simple">https://www.ibu.edu.mk/faculties/faculty-of-arts-and-design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3" calcext:value-type="float">
            <text:p>19.3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Факултет <text:s/>за хуманистички и општествени <text:s/>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table:style-name="ce23" office:value-type="string" calcext:value-type="string">
            <text:p><text:a xlink:href="https://www.ibu.edu.mk/faculties/faculty-of-humanities-and-social-sciences" xlink:type="simple">https://www.ibu.edu.mk/faculties/faculty-of-humanities-and-social-sciences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4" calcext:value-type="float">
            <text:p>19.4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Факултет за образов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ibu.edu.mk/faculties/faculty-of-education" xlink:type="simple">https://www.ibu.edu.mk/faculties/faculty-of-education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5" calcext:value-type="float">
            <text:p>19.5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ibu.edu.mk/faculties/faculty-of-law" xlink:type="simple">https://www.ibu.edu.mk/faculties/faculty-of-law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6" calcext:value-type="float">
            <text:p>19.6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Економски факултет и административ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ibu.edu.mk/faculties/faculty-of-economics-and-administrative-sciences" xlink:type="simple">https://www.ibu.edu.mk/faculties/faculty-of-economics-and-administrative-sciences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7" calcext:value-type="float">
            <text:p>19.7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Факултет за комуникаци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table:number-columns-repeated="16375"/>
        </table:table-row>
        <table:table-row table:style-name="ro2">
          <table:table-cell table:style-name="ce19" office:value-type="float" office:value="19.8" calcext:value-type="float">
            <text:p>19.8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Факултет за дентална медицин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ibu.edu.mk/faculties/faculty-of-dental-medicine" xlink:type="simple">https://ibu.edu.mk/faculties/faculty-of-dental-medicine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9" calcext:value-type="float">
            <text:p>19.9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Висока стручна школа за здравстве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table:number-columns-repeated="16375"/>
        </table:table-row>
        <table:table-row table:style-name="ro2">
          <table:table-cell table:style-name="ce19" office:value-type="float" office:value="20" calcext:value-type="float">
            <text:p>20.0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utms.edu.mk/" xlink:type="simple">https://www.utm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0.1" calcext:value-type="float">
            <text:p>20.1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 office:value-type="string" calcext:value-type="string">
            <text:p>Факултет за туризам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t.utms.edu.mk/" xlink:type="simple">https://ft.utm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0.2" calcext:value-type="float">
            <text:p>20.2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ef.utms.edu.mk/" xlink:type="simple">https://ef.utm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0.3" calcext:value-type="float">
            <text:p>20.3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 office:value-type="string" calcext:value-type="string">
            <text:p>Факултет за информат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i.utms.edu.mk/" xlink:type="simple">https://fi.utm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0.4" calcext:value-type="float">
            <text:p>20.4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 office:value-type="string" calcext:value-type="string">
            <text:p>Институт за национална географиј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ng.utms.edu.mk/" xlink:type="simple">https://ing.utm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0.5" calcext:value-type="float">
            <text:p>20.5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 office:value-type="string" calcext:value-type="string">
            <text:p>Институт за бизнис менаџмен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bm.utms.edu.mk/" xlink:type="simple">https://ibm.utms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1" calcext:value-type="float">
            <text:p>21.00</text:p>
          </table:table-cell>
          <table:table-cell office:value-type="string" calcext:value-type="string">
            <text:p>Еуропа Прима (Универзитет за аудиовизуелни уметности, европска филмска, театарска и танцова академија – ЕФТА Скопје)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europaprima.com/" xlink:type="simple">https://www.europaprima.com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1.1" calcext:value-type="float">
            <text:p>21.10</text:p>
          </table:table-cell>
          <table:table-cell office:value-type="string" calcext:value-type="string">
            <text:p>Еуропа Прима (Универзитет за аудиовизуелни уметности, европска филмска, театарска и танцова академија – ЕФТА Скопје)</text:p>
          </table:table-cell>
          <table:table-cell office:value-type="string" calcext:value-type="string">
            <text:p>Факултет за театарски уметност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ropaprima.com/course-category/fakultet-za-teatarski-umetnosti/" xlink:type="simple">https://www.europaprima.com/course-category/fakultet-za-teatarski-umetnosti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1.2" calcext:value-type="float">
            <text:p>21.20</text:p>
          </table:table-cell>
          <table:table-cell office:value-type="string" calcext:value-type="string">
            <text:p>Еуропа Прима (Универзитет за аудиовизуелни уметности, европска филмска, театарска и танцова академија – ЕФТА Скопје)</text:p>
          </table:table-cell>
          <table:table-cell office:value-type="string" calcext:value-type="string">
            <text:p>Факултет за филмски уметност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ropaprima.com/course-category/fakultet-za-filmski-umetnosti/" xlink:type="simple">https://www.europaprima.com/course-category/fakultet-za-filmski-umetnosti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1.3" calcext:value-type="float">
            <text:p>21.30</text:p>
          </table:table-cell>
          <table:table-cell office:value-type="string" calcext:value-type="string">
            <text:p>Еуропа Прима (Универзитет за аудиовизуелни уметности, европска филмска, театарска и танцова академија – ЕФТА Скопје)</text:p>
          </table:table-cell>
          <table:table-cell office:value-type="string" calcext:value-type="string">
            <text:p>Факултет за применета муз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ropaprima.com/course-category/fakultet-za-primeneta-muzika/" xlink:type="simple">https://www.europaprima.com/course-category/fakultet-za-primeneta-muzik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2" calcext:value-type="float">
            <text:p>22.00</text:p>
          </table:table-cell>
          <table:table-cell office:value-type="string" calcext:value-type="string">
            <text:p>Меѓународен универзитет во Струга</text:p>
          </table:table-cell>
          <table:table-cell/>
          <table:table-cell office:value-type="string" calcext:value-type="string">
            <text:p>Струга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iust.edu.mk/" xlink:type="simple">https://iust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2.1" calcext:value-type="float">
            <text:p>22.10</text:p>
          </table:table-cell>
          <table:table-cell office:value-type="string" calcext:value-type="string">
            <text:p>Меѓународен универзитет во Струга</text:p>
          </table:table-cell>
          <table:table-cell office:value-type="string" calcext:value-type="string">
            <text:p>Факултет за политички науки</text:p>
          </table:table-cell>
          <table:table-cell office:value-type="string" calcext:value-type="string">
            <text:p>Струга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iust.edu.mk/mk/faculties-mk/political-sciences-mk/" xlink:type="simple">https://iust.edu.mk/mk/faculties-mk/political-sciences-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2.2" calcext:value-type="float">
            <text:p>22.20</text:p>
          </table:table-cell>
          <table:table-cell office:value-type="string" calcext:value-type="string">
            <text:p>Меѓународен универзитет во Струга</text:p>
          </table:table-cell>
          <table:table-cell office:value-type="string" calcext:value-type="string">
            <text:p>Факултет за правни науки</text:p>
          </table:table-cell>
          <table:table-cell office:value-type="string" calcext:value-type="string">
            <text:p>Струга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iust.edu.mk/mk/faculties-mk/law-mk/" xlink:type="simple">https://iust.edu.mk/mk/faculties-mk/law-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2.3" calcext:value-type="float">
            <text:p>22.30</text:p>
          </table:table-cell>
          <table:table-cell office:value-type="string" calcext:value-type="string">
            <text:p>Меѓународен универзитет во Струга</text:p>
          </table:table-cell>
          <table:table-cell office:value-type="string" calcext:value-type="string">
            <text:p>Факултет за економски науки</text:p>
          </table:table-cell>
          <table:table-cell office:value-type="string" calcext:value-type="string">
            <text:p>Струга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iust.edu.mk/mk/faculties-mk/economics-mk/" xlink:type="simple">https://iust.edu.mk/mk/faculties-mk/economics-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2.4" calcext:value-type="float">
            <text:p>22.40</text:p>
          </table:table-cell>
          <table:table-cell office:value-type="string" calcext:value-type="string">
            <text:p>Меѓународен универзитет во Струга</text:p>
          </table:table-cell>
          <table:table-cell office:value-type="string" calcext:value-type="string">
            <text:p>Факултет за информатички технологии</text:p>
          </table:table-cell>
          <table:table-cell office:value-type="string" calcext:value-type="string">
            <text:p>Струга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iust.edu.mk/mk/faculties-mk/it-mk/" xlink:type="simple">https://iust.edu.mk/mk/faculties-mk/it-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3" calcext:value-type="float">
            <text:p>23.0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/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msu.edu.mk/" xlink:type="simple">https://msu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3.1" calcext:value-type="float">
            <text:p>23.1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 office:value-type="string" calcext:value-type="string">
            <text:p>Факултет за правни науки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su.edu.mk/fakulteti/fpn/" xlink:type="simple">https://msu.edu.mk/fakulteti/fpn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3.2" calcext:value-type="float">
            <text:p>23.2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 office:value-type="string" calcext:value-type="string">
            <text:p>Факултет за безбедносно инженерство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table:number-columns-repeated="16375"/>
        </table:table-row>
        <table:table-row table:style-name="ro2">
          <table:table-cell table:style-name="ce19" office:value-type="float" office:value="23.3" calcext:value-type="float">
            <text:p>23.3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 office:value-type="string" calcext:value-type="string">
            <text:p>Факултет за технички науки и информатика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su.edu.mk/fakulteti/ftni/" xlink:type="simple">https://msu.edu.mk/fakulteti/ftn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3.4" calcext:value-type="float">
            <text:p>23.4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 office:value-type="string" calcext:value-type="string">
            <text:p>Факултет за психологија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su.edu.mk/fakulteti/fp/" xlink:type="simple">https://msu.edu.mk/fakulteti/fp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3.5" calcext:value-type="float">
            <text:p>23.5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 office:value-type="string" calcext:value-type="string">
            <text:p>Факултет за економија и организаија на претприемништво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su.edu.mk/fakulteti/feiop/" xlink:type="simple">https://msu.edu.mk/fakulteti/feiop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" calcext:value-type="float">
            <text:p>24.00</text:p>
          </table:table-cell>
          <table:table-cell office:value-type="string" calcext:value-type="string">
            <text:p>МИТ универзитет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mit.edu.mk/" xlink:type="simple">https://www.mit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1" calcext:value-type="float">
            <text:p>24.1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Факултет за архитектур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fakultet-za-arhitektura" xlink:type="simple">https://www.mit.edu.mk/fakulteti/fakultet-za-arhitektura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2" calcext:value-type="float">
            <text:p>24.2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Факултет за правни науки, меѓународни односи и дипломатиј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fakultet-za-pravni-nauki-megunarodni-odnosi-i-diplomatija" xlink:type="simple">https://www.mit.edu.mk/fakulteti/fakultet-za-pravni-nauki-megunarodni-odnosi-i-diplomatija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3" calcext:value-type="float">
            <text:p>24.3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Факултет за безбеднос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fakultet-za-bezbednosni-nauki" xlink:type="simple">https://www.mit.edu.mk/fakulteti/fakultet-za-bezbednosni-nauki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4" calcext:value-type="float">
            <text:p>24.4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Факултет за психологиј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fakultet-za-psihologija" xlink:type="simple">https://www.mit.edu.mk/fakulteti/fakultet-za-psihologija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5" calcext:value-type="float">
            <text:p>24.5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ekomonski-fakultet" xlink:type="simple">https://www.mit.edu.mk/fakulteti/ekomonski-fakultet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6" calcext:value-type="float">
            <text:p>24.6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Факултет за дентална медицин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fakultet-za-dentalna-medicina" xlink:type="simple">https://www.mit.edu.mk/fakulteti/fakultet-za-dentalna-medicina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7" calcext:value-type="float">
            <text:p>24.7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Колеџ за медицинска козметологија и физиотерапиј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www.mit.edu.mk/fakulteti/koledz-za-medicinska-kozmetologija-i-fizioterapija" xlink:type="simple">https://www.mit.edu.mk/fakulteti/koledz-za-medicinska-kozmetologija-i-fizioterapija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5" calcext:value-type="float">
            <text:p>25.00</text:p>
          </table:table-cell>
          <table:table-cell office:value-type="string" calcext:value-type="string">
            <text:p>Факултет за исламски науки</text:p>
          </table:table-cell>
          <table:table-cell/>
          <table:table-cell office:value-type="string" calcext:value-type="string">
            <text:p>Скопје</text:p>
          </table:table-cell>
          <table:table-cell table:number-columns-repeated="2" office:value-type="string" calcext:value-type="string">
            <text:p>Високообразовна установа на верските заедници</text:p>
          </table:table-cell>
          <table:table-cell table:number-columns-repeated="16375"/>
        </table:table-row>
        <table:table-row table:style-name="ro1">
          <table:table-cell table:style-name="ce19" office:value-type="float" office:value="26" calcext:value-type="float">
            <text:p>26.00</text:p>
          </table:table-cell>
          <table:table-cell office:value-type="string" calcext:value-type="string">
            <text:p>Приватна високообразовна установа – висока стручна школа „Факултет за бизнис економија“ – Скопје (немаат ниту една реакредитација на студиски програми)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fbe.edu.mk/" xlink:type="simple">https://fbe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7" calcext:value-type="float">
            <text:p>27.00</text:p>
          </table:table-cell>
          <table:table-cell office:value-type="string" calcext:value-type="string">
            <text:p>Приватна високообразовна установа Бизнис академија Смилевски – БАС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bas.edu.mk/" xlink:type="simple">https://bas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8" calcext:value-type="float">
            <text:p>28.00</text:p>
          </table:table-cell>
          <table:table-cell office:value-type="string" calcext:value-type="string">
            <text:p>Приватна високообразовна професионална установа за бизнис студии „Еуроколеџ“ – Куманово</text:p>
          </table:table-cell>
          <table:table-cell/>
          <table:table-cell office:value-type="string" calcext:value-type="string">
            <text:p>Куманово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www.eurocollege.edu.mk/" xlink:type="simple">https://www.eurocollege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9" calcext:value-type="float">
            <text:p>29.00</text:p>
          </table:table-cell>
          <table:table-cell office:value-type="string" calcext:value-type="string">
            <text:p>Институт за комуникациски студии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Приватни научни установи</text:p>
          </table:table-cell>
          <table:table-cell office:value-type="string" calcext:value-type="string">
            <text:p><text:a xlink:href="https://iks.edu.mk/" xlink:type="simple">https://ik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0" calcext:value-type="float">
            <text:p>30.00</text:p>
          </table:table-cell>
          <table:table-cell office:value-type="string" calcext:value-type="string">
            <text:p>Институт за општествени и хуманистички истражувања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Приватни научни установи</text:p>
          </table:table-cell>
          <table:table-cell office:value-type="string" calcext:value-type="string">
            <text:p><text:a xlink:href="https://www.isshs.edu.mk/" xlink:type="simple">https://www.issh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1" calcext:value-type="float">
            <text:p>31.00</text:p>
          </table:table-cell>
          <table:table-cell office:value-type="string" calcext:value-type="string">
            <text:p>Институт за современи композити и роботика</text:p>
          </table:table-cell>
          <table:table-cell/>
          <table:table-cell office:value-type="string" calcext:value-type="string">
            <text:p>Прилеп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Приватни научни установи</text:p>
          </table:table-cell>
          <table:table-cell office:value-type="string" calcext:value-type="string">
            <text:p><text:a xlink:href="https://www.iacr.edu.mk/" xlink:type="simple">https://www.iacr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2" calcext:value-type="float">
            <text:p>32.00</text:p>
          </table:table-cell>
          <table:table-cell office:value-type="string" calcext:value-type="string">
            <text:p>Научен институт – Академија за естетска стоматологија „Ендомак“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Приватен научен институт</text:p>
          </table:table-cell>
          <table:table-cell office:value-type="string" calcext:value-type="string">
            <text:p><text:a xlink:href="https://iacd.mk/" xlink:type="simple">https://iacd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33" calcext:value-type="float">
            <text:p>33.00</text:p>
          </table:table-cell>
          <table:table-cell office:value-type="string" calcext:value-type="string">
            <text:p>ПВУ Хајделберг факултет во Скопје Висока стручна школа</text:p>
            <text:p/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ibmhs.eu/" xlink:type="simple">https://ibmhs.eu/</text:a></text:p>
          </table:table-cell>
          <table:table-cell table:number-columns-repeated="16374"/>
        </table:table-row>
        <table:table-row table:style-name="ro1">
          <table:table-cell table:style-name="ce19" office:value-type="float" office:value="34" calcext:value-type="float">
            <text:p>34.00</text:p>
          </table:table-cell>
          <table:table-cell office:value-type="string" calcext:value-type="string">
            <text:p>Приватна непрофитна високообразовна установа самостојна висока стручна школа Бреинстер некст</text:p>
            <text:p/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next.edu.mk/" xlink:type="simple">https://next.edu.mk/</text:a></text:p>
          </table:table-cell>
          <table:table-cell table:number-columns-repeated="16374"/>
        </table:table-row>
        <table:table-row table:style-name="ro2" table:number-rows-repeated="1048385">
          <table:table-cell table:number-columns-repeated="16381"/>
        </table:table-row>
        <table:table-row table:style-name="ro2">
          <table:table-cell table:number-columns-repeated="16381"/>
        </table:table-row>
      </table:table>
      <table:named-expressions/>
      <table:database-ranges>
        <table:database-range table:name="__Anonymous_Sheet_DB__0" table:target-range-address="'Високообразовни установи во Република Северна Македонија'.A1:'Високообразовни установи во Република Северна Македонија'.G19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mk" fo:country="M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mk" fo:country="M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1" number:decimal-replacement="" number:min-integer-digits="0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08:40:29.8743217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ce Mitevski</meta:initial-creator>
    <meta:creation-date>2025-10-04T08:04:53.094530958</meta:creation-date>
    <dc:date>2025-10-10T08:41:51.940712659</dc:date>
    <dc:creator>Goce Mitevski</dc:creator>
    <meta:editing-duration>PT9H13M40S</meta:editing-duration>
    <meta:editing-cycles>57</meta:editing-cycles>
    <meta:generator>LibreOffice/24.2.7.2$Linux_X86_64 LibreOffice_project/420$Build-2</meta:generator>
    <dc:description>Подобрена верзија на https://portal.mdt.gov.mk/post-body-files/lista-na-aktivni-registri-file-uccz.docx</dc:description>
    <dc:title>Регистар на високообразовни институции во Република Северна Македонија</dc:title>
    <meta:document-statistic meta:table-count="1" meta:cell-count="1288" meta:object-count="0"/>
  </office:meta>
</office:document-meta>
</file>